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0b74" officeooo:paragraph-rsid="00140b74"/>
    </style:style>
    <style:style style:name="P2" style:family="paragraph" style:parent-style-name="Standard">
      <style:paragraph-properties fo:text-align="start" style:justify-single-word="false"/>
      <style:text-properties officeooo:rsid="00140b74" officeooo:paragraph-rsid="00140b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tention in Feature Extraction stage</text:p>
      <text:p text:style-name="P2"/>
      <text:p text:style-name="P1">Abstract</text:p>
      <text:p text:style-name="P2">Attention, residual modules are used in deep learning modules for super resolution. But since SRCNN, which divided super resolution stages into feature extraction, non-linear mapping, and image reconstruction. Most works works on feature non-linear mapping stage, leave alone that features can be lost in the beginning stage of the network. Here we propose a network that focus on the beginning stage. Our proposed method could be integrated to any existing modu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6:00:19.453912114</meta:creation-date>
    <dc:date>2019-09-17T16:19:16.558837316</dc:date>
    <meta:editing-duration>PT8M47S</meta:editing-duration>
    <meta:editing-cycles>1</meta:editing-cycles>
    <meta:document-statistic meta:table-count="0" meta:image-count="0" meta:object-count="0" meta:page-count="1" meta:paragraph-count="3" meta:word-count="77" meta:character-count="511" meta:non-whitespace-character-count="437"/>
    <meta:generator>LibreOffice/6.0.6.2$Linux_X86_64 LibreOffice_project/00m0$Build-2</meta:generator>
  </office:meta>
</office:document-meta>
</file>